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a xlink:type="simple" xlink:href="http://www.google.com/imgres?hl=en&amp;gbv=2&amp;biw=1920&amp;bih=952&amp;tbs=isz:i&amp;tbm=isch&amp;tbnid=IjTu_ZciH_hFEM:&amp;imgrefurl=http://www.softicons.com/free-icons/toolbar-icons/brown-bitcons-icons-by-some-random-dude/4&amp;docid=7RmZMd_aKZqDaM&amp;imgurl=http://files.softicons.com/download/toolbar-icons/brown-bitcons-icons-by-some-random-dude/png/48/type.png&amp;w=48&amp;h=48&amp;ei=LOW1T-6IHIu66AGS56XTCg&amp;zoom=1&amp;iact=hc&amp;vpx=208&amp;vpy=389&amp;dur=2457&amp;hovh=48&amp;hovw=48&amp;tx=63&amp;ty=24&amp;sig=117403175517177325839&amp;page=1&amp;tbnh=48&amp;tbnw=48&amp;start=0&amp;ndsp=59&amp;ved=1t:429,r:13,s:0,i:103">http://www.google.com/imgres?hl=en&amp;gbv=2&amp;biw=1920&amp;bih=952&amp;tbs=isz:i&amp;tbm=isch&amp;tbnid=IjTu_ZciH_hFEM:&amp;imgrefurl=http://www.softicons.com/free-icons/toolbar-icons/brown-bitcons-icons-by-some-random-dude/4&amp;docid=7RmZMd_aKZqDaM&amp;imgurl=http://files.softicons.com/download/toolbar-icons/brown-bitcons-icons-by-some-random-dude/png/48/type.png&amp;w=48&amp;h=48&amp;ei=LOW1T-6IHIu66AGS56XTCg&amp;zoom=1&amp;iact=hc&amp;vpx=208&amp;vpy=389&amp;dur=2457&amp;hovh=48&amp;hovw=48&amp;tx=63&amp;ty=24&amp;sig=117403175517177325839&amp;page=1&amp;tbnh=48&amp;tbnw=48&amp;start=0&amp;ndsp=59&amp;ved=1t:429,r:13,s:0,i:103</text:a></text:p>
      <text:p text:style-name="Standard"/>
      <text:p text:style-name="Standard"><text:a xlink:type="simple" xlink:href="http://www.google.com/imgres?hl=en&amp;sa=X&amp;gbv=2&amp;biw=1920&amp;bih=952&amp;tbs=isz:i&amp;tbm=isch&amp;tbnid=wmNpbUm1dPuXQM:&amp;imgrefurl=http://www.veryicon.com/icons/application/adobe-mac-ii/id.html&amp;docid=tooURm1_QeKPUM&amp;imgurl=http://www.veryicon.com/icon/preview/Application/CS%2525203%252520Replacement/ID%252520Icon%252520Icon.jpg&amp;w=48&amp;h=48&amp;ei=C-O1T4elHvOA6QHj1aT6Cg&amp;zoom=1&amp;iact=rc&amp;dur=246&amp;sig=117403175517177325839&amp;page=1&amp;tbnh=48&amp;tbnw=48&amp;start=0&amp;ndsp=60&amp;ved=1t:429,r:7,s:0,i:130&amp;tx=20&amp;ty=36">http://www.google.com/imgres?hl=en&amp;sa=X&amp;gbv=2&amp;biw=1920&amp;bih=952&amp;tbs=isz:i&amp;tbm=isch&amp;tbnid=wmNpbUm1dPuXQM:&amp;imgrefurl=http://www.veryicon.com/icons/application/adobe-mac-ii/id.html&amp;docid=tooURm1_QeKPUM&amp;imgurl=http://www.veryicon.com/icon/preview/Application/CS%2525203%252520Replacement/ID%252520Icon%252520Icon.jpg&amp;w=48&amp;h=48&amp;ei=C-O1T4elHvOA6QHj1aT6Cg&amp;zoom=1&amp;iact=rc&amp;dur=246&amp;sig=117403175517177325839&amp;page=1&amp;tbnh=48&amp;tbnw=48&amp;start=0&amp;ndsp=60&amp;ved=1t:429,r:7,s:0,i:130&amp;tx=20&amp;ty=36</text:a></text:p>
      <text:p text:style-name="Standard"/>
      <text:p text:style-name="Standard"><text:a xlink:type="simple" xlink:href="http://www.google.com/imgres?um=1&amp;hl=en&amp;sa=X&amp;authuser=0&amp;biw=1920&amp;bih=952&amp;tbs=isz:i&amp;tbm=isch&amp;tbnid=tGSpcAf7uwqg5M:&amp;imgrefurl=http://keakaj.com/&amp;docid=3tqeK9CmEjeDYM&amp;imgurl=http://keakaj.com/media/my-turn.png&amp;w=64&amp;h=64&amp;ei=d-W1T7-mDuH56QHf-b3nCg&amp;zoom=1&amp;iact=hc&amp;vpx=198&amp;vpy=390&amp;dur=534&amp;hovh=64&amp;hovw=64&amp;tx=69&amp;ty=41&amp;sig=117403175517177325839&amp;page=1&amp;tbnh=64&amp;tbnw=64&amp;start=0&amp;ndsp=63&amp;ved=1t:429,r:15,s:0,i:134">http://www.google.com/imgres?um=1&amp;hl=en&amp;sa=X&amp;authuser=0&amp;biw=1920&amp;bih=952&amp;tbs=isz:i&amp;tbm=isch&amp;tbnid=tGSpcAf7uwqg5M:&amp;imgrefurl=http://keakaj.com/&amp;docid=3tqeK9CmEjeDYM&amp;imgurl=http://keakaj.com/media/my-turn.png&amp;w=64&amp;h=64&amp;ei=d-W1T7-mDuH56QHf-b3nCg&amp;zoom=1&amp;iact=hc&amp;vpx=198&amp;vpy=390&amp;dur=534&amp;hovh=64&amp;hovw=64&amp;tx=69&amp;ty=41&amp;sig=117403175517177325839&amp;page=1&amp;tbnh=64&amp;tbnw=64&amp;start=0&amp;ndsp=63&amp;ved=1t:429,r:15,s:0,i:134</text:a></text:p>
      <text:p text:style-name="Standard"/>
      <text:p text:style-name="Standard"><text:a xlink:type="simple" xlink:href="http://www.google.com/imgres?um=1&amp;hl=en&amp;authuser=0&amp;biw=1920&amp;bih=952&amp;tbs=isz:i&amp;tbm=isch&amp;tbnid=DvQ2IiLDm4eAkM:&amp;imgrefurl=http://www.epemag.net/electricity-generation-electric-shock.html&amp;docid=vILqWKHiN8zB9M&amp;imgurl=http://www.epemag.net/images/electricity/first-aid.gif&amp;w=48&amp;h=48&amp;ei=iuW1T9SHAoSY6QGa1NDcCg&amp;zoom=1&amp;iact=rc&amp;dur=447&amp;sig=117403175517177325839&amp;page=1&amp;tbnh=48&amp;tbnw=48&amp;start=0&amp;ndsp=61&amp;ved=1t:429,r:9,s:0,i:160&amp;tx=31&amp;ty=30">http://www.google.com/imgres?um=1&amp;hl=en&amp;authuser=0&amp;biw=1920&amp;bih=952&amp;tbs=isz:i&amp;tbm=isch&amp;tbnid=DvQ2IiLDm4eAkM:&amp;imgrefurl=http://www.epemag.net/electricity-generation-electric-shock.html&amp;docid=vILqWKHiN8zB9M&amp;imgurl=http://www.epemag.net/images/electricity/first-aid.gif&amp;w=48&amp;h=48&amp;ei=iuW1T9SHAoSY6QGa1NDcCg&amp;zoom=1&amp;iact=rc&amp;dur=447&amp;sig=117403175517177325839&amp;page=1&amp;tbnh=48&amp;tbnw=48&amp;start=0&amp;ndsp=61&amp;ved=1t:429,r:9,s:0,i:160&amp;tx=31&amp;ty=30</text:a></text:p>
      <text:p text:style-name="Standard"/>
      <text:p text:style-name="Standard"><text:soft-page-break/><text:a xlink:type="simple" xlink:href="http://www.google.com/imgres?um=1&amp;hl=en&amp;authuser=0&amp;biw=1920&amp;bih=952&amp;tbs=isz:i&amp;tbm=isch&amp;tbnid=IjTu_ZciH_hFEM:&amp;imgrefurl=http://www.softicons.com/free-icons/toolbar-icons/brown-bitcons-icons-by-some-random-dude/4&amp;docid=7RmZMd_aKZqDaM&amp;imgurl=http://files.softicons.com/download/toolbar-icons/brown-bitcons-icons-by-some-random-dude/png/48/type.png&amp;w=48&amp;h=48&amp;ei=Vui1T96-Cajd6QGQ78zXCg&amp;zoom=1&amp;iact=rc&amp;dur=262&amp;sig=117403175517177325839&amp;page=1&amp;tbnh=48&amp;tbnw=48&amp;start=0&amp;ndsp=59&amp;ved=1t:429,r:13,s:0,i:103&amp;tx=18&amp;ty=21">http://www.google.com/imgres?um=1&amp;hl=en&amp;authuser=0&amp;biw=1920&amp;bih=952&amp;tbs=isz:i&amp;tbm=isch&amp;tbnid=IjTu_ZciH_hFEM:&amp;imgrefurl=http://www.softicons.com/free-icons/toolbar-icons/brown-bitcons-icons-by-some-random-dude/4&amp;docid=7RmZMd_aKZqDaM&amp;imgurl=http://files.softicons.com/download/toolbar-icons/brown-bitcons-icons-by-some-random-dude/png/48/type.png&amp;w=48&amp;h=48&amp;ei=Vui1T96-Cajd6QGQ78zXCg&amp;zoom=1&amp;iact=rc&amp;dur=262&amp;sig=117403175517177325839&amp;page=1&amp;tbnh=48&amp;tbnw=48&amp;start=0&amp;ndsp=59&amp;ved=1t:429,r:13,s:0,i:103&amp;tx=18&amp;ty=2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Zen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</meta:initial-creator>
    <dc:creator>David Gay</dc:creator>
    <meta:editing-cycles>2</meta:editing-cycles>
    <meta:creation-date>2012-05-18T05:48:00</meta:creation-date>
    <dc:date>2012-05-18T02:44:50</dc:date>
    <meta:editing-duration>PT17S</meta:editing-duration>
    <meta:generator>LibreOffice/3.5$Linux_X86_64 LibreOffice_project/235ab8a-3802056-4a8fed3-2d66ea8-e241b80</meta:generator>
    <meta:document-statistic meta:table-count="0" meta:image-count="0" meta:object-count="0" meta:page-count="2" meta:paragraph-count="5" meta:word-count="5" meta:character-count="2334" meta:non-whitespace-character-count="23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